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4pt"/>
    </style:style>
    <style:style style:name="co2" style:family="table-column">
      <style:table-column-properties fo:break-before="auto" style:column-width="89.55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481.21pt"/>
    </style:style>
    <style:style style:name="co5" style:family="table-column">
      <style:table-column-properties fo:break-before="auto" style:column-width="72.11pt"/>
    </style:style>
    <style:style style:name="co6" style:family="table-column">
      <style:table-column-properties fo:break-before="auto" style:column-width="13.41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86.34pt"/>
    </style:style>
    <style:style style:name="co9" style:family="table-column">
      <style:table-column-properties fo:break-before="auto" style:column-width="61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8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7.51pt" fo:break-before="auto" style:use-optimal-row-height="false"/>
    </style:style>
    <style:style style:name="ro5" style:family="table-row">
      <style:table-row-properties style:row-height="51pt" fo:break-before="auto" style:use-optimal-row-height="false"/>
    </style:style>
    <style:style style:name="ro6" style:family="table-row">
      <style:table-row-properties style:row-height="45.01pt" fo:break-before="auto" style:use-optimal-row-height="false"/>
    </style:style>
    <style:style style:name="ro7" style:family="table-row">
      <style:table-row-properties style:row-height="54pt" fo:break-before="auto" style:use-optimal-row-height="false"/>
    </style:style>
    <style:style style:name="ro8" style:family="table-row">
      <style:table-row-properties style:row-height="25.34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0.24pt" fo:break-before="auto" style:use-optimal-row-height="false"/>
    </style:style>
    <style:style style:name="ro11" style:family="table-row">
      <style:table-row-properties style:row-height="38.24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14.66pt" fo:break-before="auto" style:use-optimal-row-height="false"/>
    </style:style>
    <style:style style:name="ro14" style:family="table-row">
      <style:table-row-properties style:row-height="19.5pt" fo:break-before="auto" style:use-optimal-row-height="false"/>
    </style:style>
    <style:style style:name="ro15" style:family="table-row">
      <style:table-row-properties style:row-height="51.76pt" fo:break-before="auto" style:use-optimal-row-height="false"/>
    </style:style>
    <style:style style:name="ta1" style:family="table" style:master-page-name="PageStyle_5f_Kodo_20_Peržiūros_20_Sąrašo_20_pavyzdys">
      <style:table-properties table:display="true" style:writing-mode="lr-tb"/>
    </style:style>
    <style:style style:name="ce1" style:family="table-cell" style:parent-style-name="Default">
      <style:table-cell-properties fo:background-color="#ccffff" fo:padding="2.01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c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74pt solid #eeeee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121">
      <style:table-cell-properties fo:background-color="#ffffff" style:cell-protect="none" style:print-content="true" style:diagonal-bl-tr="none" style:diagonal-tl-br="none" fo:border="0.74pt solid #eeeeec" fo:padding="2.01pt" style:rotation-align="none"/>
    </style:style>
    <style:style style:name="ce6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 fo:padding="2.01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fo:border-left="0.74pt solid #eeeeec" fo:padding="2.01pt" fo:border-right="0.74pt solid #eeeeec" style:rotation-align="none" fo:border-top="0.74pt solid #eeeeec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glyph-orientation-vertical="0" fo:border-bottom="0.74pt solid #eeeeec" fo:background-color="#ccfff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eeeeec" style:vertical-align="automatic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0.74pt solid #eeeeec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eeee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eeeeec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eeeee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glyph-orientation-vertical="0" fo:border-bottom="0.74pt solid #eeeee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automatic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glyph-orientation-vertical="0" fo:border-bottom="0.74pt solid #eeeeec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2.01pt" fo:border-right="0.74pt solid #eeeeec" style:rotation-angle="0" style:rotation-align="none" style:shrink-to-fit="false" fo:border-top="0.74pt solid #eeeeec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glyph-orientation-vertical="0" fo:border-bottom="0.74pt solid #eeeeec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top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style:glyph-orientation-vertical="0" fo:border-bottom="0.74pt solid #eeeeec" fo:background-color="#ffffff" style:diagonal-bl-tr="none" style:diagonal-tl-br="none" style:text-align-source="fix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eeeeec" fo:background-color="#ccffff" style:diagonal-bl-tr="none" style:diagonal-tl-br="none" style:text-align-source="fix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12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eeeee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style:glyph-orientation-vertical="0" fo:border-bottom="0.74pt solid #eeeeec" fo:background-color="#ccffff" style:diagonal-bl-tr="none" style:diagonal-tl-br="none" style:text-align-source="value-type" style:repeat-content="false" fo:wrap-option="no-wrap" fo:border-left="none" style:direction="ltr" fo:padding="2.01pt" fo:border-right="0.74pt solid #eeeeec" style:rotation-angle="0" style:rotation-align="none" style:shrink-to-fit="false" fo:border-top="0.74pt solid #eeeeec" style:vertical-align="automatic" loext:vertical-justify="auto"/>
      <style:paragraph-properties css3t:text-justify="auto" fo:margin-left="0pt" style:writing-mode="page"/>
    </style:style>
    <style:style style:name="ce6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wrap" fo:border="0.74pt solid #eeeee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#ccffff" style:cell-protect="protected" style:print-content="true" fo:padding="2.01pt"/>
    </style:style>
    <style:style style:name="ce29" style:family="table-cell" style:parent-style-name="Default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30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1" style:family="table-cell" style:parent-style-name="Default">
      <style:table-cell-properties style:cell-protect="protected" style:print-content="true" fo:background-color="transparent" fo:padding="2.01pt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Kodo Peržiūros Sąrašo pavyzdys" table:style-name="ta1" table:print-ranges="'Kodo Peržiūros Sąrašo pavyzdys'.B1:'Kodo Peržiūros Sąrašo pavyzdys'.F104857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7" table:number-columns-repeated="1015" table:default-cell-style-name="Default"/>
        <table:table-row table:style-name="ro1">
          <table:table-cell table:style-name="ce1"/>
          <table:table-cell table:style-name="ce3" office:value-type="string" calcext:value-type="string">
            <text:p>Grupė: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string" calcext:value-type="string">
            <text:p>Data:</text:p>
          </table:table-cell>
          <table:table-cell table:style-name="ce24" office:value-type="date" office:date-value="2019-04-24" calcext:value-type="date">
            <text:p>4/24/2019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udentas:</text:p>
          </table:table-cell>
          <table:table-cell table:style-name="ce13" office:value-type="string" calcext:value-type="string" table:number-columns-spanned="3" table:number-rows-spanned="1">
            <text:p>Julius Baranauskas</text:p>
          </table:table-cell>
          <table:covered-table-cell table:number-columns-repeated="2" table:style-name="ce19"/>
          <table:table-cell table:style-name="ce29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ograma:</text:p>
          </table:table-cell>
          <table:table-cell table:style-name="ce14" office:value-type="string" calcext:value-type="string">
            <text:p>ADS3</text:p>
          </table:table-cell>
          <table:table-cell table:style-name="ce3" office:value-type="string" calcext:value-type="string">
            <text:p>Programavimo kalba:</text:p>
          </table:table-cell>
          <table:table-cell table:style-name="ce14" office:value-type="string" calcext:value-type="string">
            <text:p>C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1"/>
          <table:table-cell table:style-name="ce4" office:value-type="string" calcext:value-type="string">
            <text:p>Aspektas</text:p>
          </table:table-cell>
          <table:table-cell table:style-name="ce47" office:value-type="string" calcext:value-type="string" table:number-columns-spanned="2" table:number-rows-spanned="1">
            <text:p>Tikrinami punktai</text:p>
          </table:table-cell>
          <table:covered-table-cell table:style-name="ce47"/>
          <table:table-cell table:style-name="ce4" office:value-type="string" calcext:value-type="string">
            <text:p>Rasta defektų</text:p>
          </table:table-cell>
          <table:table-cell table:style-name="ce28"/>
          <table:table-cell/>
          <table:table-cell table:style-name="ce32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Išbaigtumas</text:p>
          </table:table-cell>
          <table:table-cell table:style-name="ce16" office:value-type="string" calcext:value-type="string" table:number-columns-spanned="2" table:number-rows-spanned="1">
            <text:p>Patikrinti, ar visos funkcijos yra realizuotos</text:p>
          </table:table-cell>
          <table:covered-table-cell table:style-name="ce20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5">
          <table:table-cell table:style-name="ce1"/>
          <table:table-cell table:style-name="ce7" office:value-type="string" calcext:value-type="string">
            <text:p>Inicializacija</text:p>
          </table:table-cell>
          <table:table-cell table:style-name="ce39" office:value-type="string" calcext:value-type="string" table:number-columns-spanned="2" table:number-rows-spanned="1">
            <text:p>Patikrinti, ar visi kintamieji ir parametrai inicializuoti:</text:p>
            <text:p>- pradedant vykdyti programą;</text:p>
            <text:p>- prieš kiekvieną ciklą;</text:p>
            <text:p>- prieš funkcijos iškvietimą.</text:p>
          </table:table-cell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6">
          <table:table-cell table:style-name="ce1"/>
          <table:table-cell table:style-name="ce39" office:value-type="string" calcext:value-type="string">
            <text:p>Funkcijų iškvietimas</text:p>
          </table:table-cell>
          <table:table-cell table:style-name="ce39" office:value-type="string" calcext:value-type="string" table:number-columns-spanned="2" table:number-rows-spanned="1">
            <text:p>Patikrinti, funkcijų iškvietimų formatus:</text:p>
            <text:p>- parametrus;</text:p>
            <text:p>- rodykles;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7">
          <table:table-cell table:style-name="ce1"/>
          <table:table-cell table:style-name="ce7" office:value-type="string" calcext:value-type="string">
            <text:p>{} poros</text:p>
          </table:table-cell>
          <table:table-cell table:style-name="ce16" office:value-type="string" calcext:value-type="string" table:number-columns-spanned="2" table:number-rows-spanned="1">
            <text:p>Patikrinti, ar riestiniai skliausteliai sudėti tinkamai</text:p>
          </table:table-cell>
          <table:covered-table-cell table:style-name="ce20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8">
          <table:table-cell table:style-name="ce1"/>
          <table:table-cell table:style-name="ce7" office:value-type="string" calcext:value-type="string">
            <text:p>Loginiai operatoriai</text:p>
          </table:table-cell>
          <table:table-cell table:style-name="ce39" office:value-type="string" calcext:value-type="string" table:number-columns-spanned="2" table:number-rows-spanned="1">
            <text:p>Patikrinti, ar korektiškai naudojami ==, =, || ir t.t.</text:p>
            <text:p>Patikrinti, ar tinkamai sudėti ().</text:p>
          </table:table-cell>
          <table:covered-table-cell table:style-name="ce22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2" table:style-name="ce17"/>
          <table:covered-table-cell table:style-name="ce26"/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9">
          <table:table-cell table:style-name="ce1"/>
          <table:table-cell table:style-name="ce7" office:value-type="string" calcext:value-type="string">
            <text:p>Failai</text:p>
          </table:table-cell>
          <table:table-cell table:style-name="ce39" office:value-type="string" calcext:value-type="string" table:number-columns-spanned="2" table:number-rows-spanned="1">
            <text:p>Patikrinti, ar visi failai:</text:p>
            <text:p>- tinkamai aprašyti;</text:p>
            <text:p>- atidaromi;</text:p>
            <text:p>- uždaromi.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28"/>
          <table:table-cell table:number-columns-repeated="1018"/>
        </table:table-row>
        <table:table-row table:style-name="ro10">
          <table:table-cell table:style-name="ce1"/>
          <table:table-cell table:style-name="ce40" office:value-type="string" calcext:value-type="string">
            <text:p>Tipas</text:p>
          </table:table-cell>
          <table:table-cell table:style-name="ce50" office:value-type="string" calcext:value-type="string" table:number-columns-spanned="2" table:number-rows-spanned="1">
            <text:p>Patikrinti, ar naudojami teisingi kitamųjų tipai.</text:p>
          </table:table-cell>
          <table:covered-table-cell table:style-name="ce56"/>
          <table:table-cell table:style-name="ce61" table:formula="of:=SUM([.E6:.E16])" office:value-type="float" office:value="2" calcext:value-type="float">
            <text:p>2</text:p>
          </table:table-cell>
          <table:table-cell table:style-name="ce28"/>
          <table:table-cell table:number-columns-repeated="2"/>
          <table:table-cell table:style-name="ce33"/>
          <table:table-cell table:number-columns-repeated="1015"/>
        </table:table-row>
        <table:table-row table:style-name="ro11">
          <table:table-cell table:style-name="ce1"/>
          <table:table-cell table:style-name="ce9" office:value-type="string" calcext:value-type="string" table:number-columns-spanned="3" table:number-rows-spanned="1">
            <text:p>Viso</text:p>
          </table:table-cell>
          <table:covered-table-cell table:style-name="ce18"/>
          <table:covered-table-cell table:style-name="ce23"/>
          <table:table-cell table:style-name="ce27" table:formula="of:=SUM([.E6:.E17])" office:value-type="float" office:value="4" calcext:value-type="float">
            <text:p>4</text:p>
          </table:table-cell>
          <table:table-cell table:style-name="ce28"/>
          <table:table-cell table:style-name="ce11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2">
          <table:table-cell table:style-name="ce1"/>
          <table:table-cell table:style-name="Default" table:number-columns-repeated="4"/>
          <table:table-cell table:style-name="ce31"/>
          <table:table-cell table:style-name="ce11"/>
          <table:table-cell/>
          <table:table-cell table:style-name="ce33"/>
          <table:table-cell table:number-columns-repeated="1015"/>
        </table:table-row>
        <table:table-row table:style-name="ro13">
          <table:table-cell table:style-name="ce1"/>
          <table:table-cell table:style-name="Default" table:number-columns-repeated="4"/>
          <table:table-cell table:style-name="ce31"/>
          <table:table-cell table:number-columns-repeated="1018"/>
        </table:table-row>
        <table:table-row table:style-name="ro14">
          <table:table-cell table:style-name="ce1"/>
          <table:table-cell table:style-name="Default" table:number-columns-repeated="4"/>
          <table:table-cell table:style-name="ce31"/>
          <table:table-cell table:number-columns-repeated="2"/>
          <table:table-cell table:style-name="ce33"/>
          <table:table-cell table:number-columns-repeated="1015"/>
        </table:table-row>
        <table:table-row table:style-name="ro15">
          <table:table-cell table:style-name="ce1"/>
          <table:table-cell table:style-name="ce10" table:number-columns-repeated="4"/>
          <table:table-cell table:style-name="ce31"/>
          <table:table-cell table:style-name="ce11"/>
          <table:table-cell table:number-columns-repeated="1017"/>
        </table:table-row>
        <table:table-row table:style-name="ro13">
          <table:table-cell table:style-name="ce1"/>
          <table:table-cell table:style-name="ce11" table:number-columns-repeated="4"/>
          <table:table-cell table:style-name="ce31"/>
          <table:table-cell table:style-name="ce11"/>
          <table:table-cell table:number-columns-repeated="1017"/>
        </table:table-row>
        <table:table-row table:style-name="ro13">
          <table:table-cell table:style-name="ce1"/>
          <table:table-cell table:style-name="ce11" table:number-columns-repeated="4"/>
          <table:table-cell table:style-name="ce10"/>
          <table:table-cell table:style-name="ce11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Kodo Peržiūros Sąrašo pavyzdys'.$A$1" table:cell-range-address="$'Kodo Peržiūros Sąrašo pavyzdys'.$B$1:.$F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Lt</number:text>
    </number:number-style>
    <number:number-style style:name="N122"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Lt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Lt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Lt</number:text>
    </number:number-style>
    <number:number-style style:name="N125"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Lt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Lt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0P2" style:volatile="true">
      <loext:text> </loext:text>
      <loext:fill-character> </loext:fill-character>
      <number:text>-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Lt </number:text>
    </number:number-style>
    <number:number-style style:name="N134P2" style:volatile="true">
      <loext:text> </loext:text>
      <loext:fill-character> </loext:fill-character>
      <number:text>- Lt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Lt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Lt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39.71pt" fo:margin-right="39.71pt" style:first-page-number="continue" loext:scale-to-X="1" loext:scale-to-Y="5" style:writing-mode="lr-tb"/>
      <style:header-style>
        <style:header-footer-properties fo:min-height="21.26pt" fo:margin-left="14.14pt" fo:margin-right="14.14pt" fo:margin-bottom="0pt"/>
      </style:header-style>
      <style:footer-style>
        <style:header-footer-properties fo:min-height="21.26pt" fo:margin-left="14.14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08:52:08.566126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do_20_Peržiūros_20_Sąrašo_20_pavyzdys" style:display-name="PageStyle_Kodo Peržiūros Sąrašo pavyzd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1:33:28</meta:creation-date>
    <dc:date>2019-04-24T08:59:41.185542793</dc:date>
    <meta:print-date>2003-03-18T22:35:57</meta:print-date>
    <meta:editing-duration>PT14M29S</meta:editing-duration>
    <meta:editing-cycles>2</meta:editing-cycles>
    <meta:generator>LibreOffice/6.2.2.2$Linux_X86_64 LibreOffice_project/20$Build-2</meta:generator>
    <meta:document-statistic meta:table-count="1" meta:cell-count="37" meta:object-count="0"/>
  </office:meta>
</office:document-meta>
</file>